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charset="x-symbol"/>
    <style:font-face style:name="OpenSymbol1" svg:font-family="OpenSymbol" style:font-charset="x-symbol"/>
    <style:font-face style:name="Segoe UI" svg:font-family="'Segoe UI'" style:font-family-generic="swiss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ela1" style:family="table">
      <style:table-properties style:width="16.914cm" fo:margin-left="0.097cm" table:align="left"/>
    </style:style>
    <style:style style:name="Tabela1.A" style:family="table-column">
      <style:table-column-properties style:column-width="3.307cm"/>
    </style:style>
    <style:style style:name="Tabela1.B" style:family="table-column">
      <style:table-column-properties style:column-width="3.403cm"/>
    </style:style>
    <style:style style:name="Tabela1.C" style:family="table-column">
      <style:table-column-properties style:column-width="3.401cm"/>
    </style:style>
    <style:style style:name="Tabela1.A1" style:family="table-cell">
      <style:table-cell-properties style:vertical-align="middle" fo:background-color="#ffaa9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E1" style:family="table-cell">
      <style:table-cell-properties style:vertical-align="middle" fo:background-color="#ffaa95" fo:padding="0.097cm" fo:border="0.05pt solid #000000">
        <style:background-image/>
      </style:table-cell-properties>
    </style:style>
    <style:style style:name="Tabela1.A2" style:family="table-cell">
      <style:table-cell-properties style:vertical-align="middle" fo:background-color="#ffb66c" fo:padding="0.097cm" fo:border-left="0.05pt solid #000000" fo:border-right="none" fo:border-top="none" fo:border-bottom="0.05pt solid #000000">
        <style:background-image/>
      </style:table-cell-properties>
    </style:style>
    <style:style style:name="Tabela1.E2" style:family="table-cell">
      <style:table-cell-properties style:vertical-align="middle" fo:background-color="#ffb66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3" style:family="table-cell">
      <style:table-cell-properties style:vertical-align="middle" fo:background-color="#ffe994" fo:padding="0.097cm" fo:border-left="0.05pt solid #000000" fo:border-right="none" fo:border-top="none" fo:border-bottom="0.05pt solid #000000">
        <style:background-image/>
      </style:table-cell-properties>
    </style:style>
    <style:style style:name="Tabela1.E3" style:family="table-cell">
      <style:table-cell-properties style:vertical-align="middle" fo:background-color="#ffe994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>
        <style:tab-stops>
          <style:tab-stop style:position="4.001cm"/>
        </style:tab-stops>
      </style:paragraph-properties>
      <style:text-properties style:font-name-asian="Tahoma"/>
    </style:style>
    <style:style style:name="P2" style:family="paragraph" style:parent-style-name="Akapit_20_z_20_listą">
      <style:paragraph-properties fo:margin-left="0cm" fo:margin-right="0cm" fo:text-indent="0cm" style:auto-text-indent="false">
        <style:tab-stops>
          <style:tab-stop style:position="4.001cm"/>
        </style:tab-stops>
      </style:paragraph-properties>
      <style:text-properties style:font-name-asian="Tahoma"/>
    </style:style>
    <style:style style:name="P3" style:family="paragraph" style:parent-style-name="Standard">
      <style:paragraph-properties>
        <style:tab-stops>
          <style:tab-stop style:position="4.001cm"/>
        </style:tab-stops>
      </style:paragraph-properties>
    </style:style>
    <style:style style:name="P4" style:family="paragraph" style:parent-style-name="Contents_20_1">
      <style:paragraph-properties>
        <style:tab-stops>
          <style:tab-stop style:position="0.776cm"/>
          <style:tab-stop style:position="15.222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.552cm"/>
          <style:tab-stop style:position="15.222cm" style:type="right" style:leader-style="dotted" style:leader-text="."/>
        </style:tab-stops>
      </style:paragraph-properties>
    </style:style>
    <style:style style:name="P6" style:family="paragraph" style:parent-style-name="Contents_20_1">
      <style:paragraph-properties>
        <style:tab-stops>
          <style:tab-stop style:position="1.164cm"/>
          <style:tab-stop style:position="15.222cm" style:type="right" style:leader-style="dotted" style:leader-text="."/>
        </style:tab-stops>
      </style:paragraph-properties>
    </style:style>
    <style:style style:name="P7" style:family="paragraph" style:parent-style-name="Title" style:master-page-name="MP0">
      <style:paragraph-properties style:page-number="auto" fo:break-before="page"/>
    </style:style>
    <style:style style:name="P8" style:family="paragraph" style:parent-style-name="Subtitle">
      <style:text-properties style:font-name-asian="Tahoma"/>
    </style:style>
    <style:style style:name="P9" style:family="paragraph" style:parent-style-name="Akapit_20_z_20_listą" style:list-style-name="WWNum22"/>
    <style:style style:name="P10" style:family="paragraph" style:parent-style-name="Akapit_20_z_20_listą" style:list-style-name="WWNum22">
      <style:paragraph-properties>
        <style:tab-stops>
          <style:tab-stop style:position="3.874cm"/>
        </style:tab-stops>
      </style:paragraph-properties>
      <style:text-properties style:font-name-asian="Tahoma"/>
    </style:style>
    <style:style style:name="P11" style:family="paragraph" style:parent-style-name="Akapit_20_z_20_listą" style:list-style-name="WWNum25"/>
    <style:style style:name="P12" style:family="paragraph" style:parent-style-name="Akapit_20_z_20_listą" style:list-style-name="WWNum25">
      <style:text-properties officeooo:rsid="0030834d" officeooo:paragraph-rsid="0030834d"/>
    </style:style>
    <style:style style:name="P13" style:family="paragraph" style:parent-style-name="Contents_20_Heading" style:list-style-name="WWNum23"/>
    <style:style style:name="P14" style:family="paragraph" style:parent-style-name="Heading_20_1">
      <style:text-properties officeooo:paragraph-rsid="001f756d"/>
    </style:style>
    <style:style style:name="P15" style:family="paragraph" style:parent-style-name="Heading_20_2">
      <style:text-properties officeooo:paragraph-rsid="001f756d"/>
    </style:style>
    <style:style style:name="P16" style:family="paragraph" style:parent-style-name="Heading_20_3">
      <style:text-properties officeooo:paragraph-rsid="001f756d"/>
    </style:style>
    <style:style style:name="P17" style:family="paragraph" style:parent-style-name="Normalny">
      <style:paragraph-properties>
        <style:tab-stops>
          <style:tab-stop style:position="4.001cm"/>
        </style:tab-stops>
      </style:paragraph-properties>
      <style:text-properties style:font-name-asian="Tahoma"/>
    </style:style>
    <style:style style:name="P18" style:family="paragraph" style:parent-style-name="Standard">
      <style:text-properties officeooo:paragraph-rsid="001f756d"/>
    </style:style>
    <style:style style:name="P19" style:family="paragraph" style:parent-style-name="Standard">
      <style:text-properties fo:language="pl" fo:country="PL" officeooo:rsid="0020555f" officeooo:paragraph-rsid="001f756d"/>
    </style:style>
    <style:style style:name="P20" style:family="paragraph" style:parent-style-name="Standard">
      <style:text-properties fo:language="pl" fo:country="PL" officeooo:rsid="0020788d" officeooo:paragraph-rsid="0020788d"/>
    </style:style>
    <style:style style:name="P21" style:family="paragraph" style:parent-style-name="Standard">
      <style:text-properties fo:language="pl" fo:country="PL" officeooo:rsid="0020bc61" officeooo:paragraph-rsid="0020bc61"/>
    </style:style>
    <style:style style:name="P22" style:family="paragraph" style:parent-style-name="Standard">
      <style:text-properties fo:language="pl" fo:country="PL" fo:font-weight="bold" officeooo:rsid="0020bc61" officeooo:paragraph-rsid="0020bc61" style:font-weight-asian="bold" style:font-weight-complex="bold"/>
    </style:style>
    <style:style style:name="P23" style:family="paragraph" style:parent-style-name="Standard">
      <style:paragraph-properties fo:text-align="center" style:justify-single-word="false"/>
      <style:text-properties fo:language="pl" fo:country="PL" fo:font-weight="bold" officeooo:rsid="0020bc61" officeooo:paragraph-rsid="0025b019" style:font-weight-asian="bold" style:font-weight-complex="bold"/>
    </style:style>
    <style:style style:name="P24" style:family="paragraph" style:parent-style-name="Standard" style:list-style-name="L1">
      <style:text-properties officeooo:paragraph-rsid="002bae38"/>
    </style:style>
    <style:style style:name="P25" style:family="paragraph" style:parent-style-name="Standard" style:list-style-name="L1">
      <style:text-properties officeooo:paragraph-rsid="00307d6c"/>
    </style:style>
    <style:style style:name="P26" style:family="paragraph" style:parent-style-name="Standard" style:list-style-name="L1">
      <style:text-properties officeooo:rsid="002bae38" officeooo:paragraph-rsid="002bae38"/>
    </style:style>
    <style:style style:name="P27" style:family="paragraph" style:parent-style-name="Table_20_Contents">
      <style:paragraph-properties fo:text-align="center" style:justify-single-word="false"/>
      <style:text-properties officeooo:rsid="0020f7c2" officeooo:paragraph-rsid="0020f7c2"/>
    </style:style>
    <style:style style:name="P28" style:family="paragraph" style:parent-style-name="Table_20_Contents">
      <style:paragraph-properties fo:text-align="center" style:justify-single-word="false"/>
      <style:text-properties officeooo:rsid="0020f7c2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  <style:text-properties officeooo:rsid="0021de8d" officeooo:paragraph-rsid="0021de8d"/>
    </style:style>
    <style:style style:name="P31" style:family="paragraph" style:parent-style-name="Table_20_Contents">
      <style:paragraph-properties fo:text-align="center" style:justify-single-word="false"/>
      <style:text-properties officeooo:rsid="002283ae" officeooo:paragraph-rsid="002283ae"/>
    </style:style>
    <style:style style:name="P32" style:family="paragraph" style:parent-style-name="Table_20_Contents">
      <style:paragraph-properties fo:text-align="center" style:justify-single-word="false"/>
      <style:text-properties officeooo:rsid="002418b8" officeooo:paragraph-rsid="002418b8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1pt" style:font-size-asian="11pt" style:language-asian="pl" style:country-asian="PL" style:font-size-complex="11pt"/>
    </style:style>
    <style:style style:name="T4" style:family="text">
      <style:text-properties fo:language="pl" fo:country="PL"/>
    </style:style>
    <style:style style:name="T5" style:family="text">
      <style:text-properties fo:language="pl" fo:country="PL" officeooo:rsid="001f756d"/>
    </style:style>
    <style:style style:name="T6" style:family="text">
      <style:text-properties fo:language="pl" fo:country="PL" officeooo:rsid="002bae38"/>
    </style:style>
    <style:style style:name="T7" style:family="text">
      <style:text-properties fo:language="pl" fo:country="PL" officeooo:rsid="00307d6c"/>
    </style:style>
    <style:style style:name="T8" style:family="text">
      <style:text-properties fo:language="pl" fo:country="PL" officeooo:rsid="0032e5eb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20f7c2" style:font-weight-asian="normal" style:font-weight-complex="normal"/>
    </style:style>
    <style:style style:name="T11" style:family="text">
      <style:text-properties fo:font-weight="normal" officeooo:rsid="0021c577" style:font-weight-asian="normal" style:font-weight-complex="normal"/>
    </style:style>
    <style:style style:name="T12" style:family="text">
      <style:text-properties officeooo:rsid="0021de8d"/>
    </style:style>
    <style:style style:name="T13" style:family="text">
      <style:text-properties officeooo:rsid="0030bf60"/>
    </style:style>
    <style:style style:name="T14" style:family="text">
      <style:text-properties officeooo:rsid="0030ec47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Dokumentacja projektu zaliczeniowego</text:p>
      <text:p text:style-name="P8">Przedmiot: Inżynieria oprogramowania</text:p>
      <text:p text:style-name="P3"/>
      <text:p text:style-name="P3">Temat:<text:tab/><text:span text:style-name="Domyślna_20_czcionka_20_akapitu"><text:span text:style-name="T1">Szkoła językowa</text:span></text:span></text:p>
      <text:p text:style-name="P3">Autorzy:<text:tab/><text:span text:style-name="Domyślna_20_czcionka_20_akapitu"><text:span text:style-name="T1">Radosław Wirkus i Jakub Kamiński</text:span></text:span></text:p>
      <text:p text:style-name="P3">Grupa:<text:tab/>I1-212B</text:p>
      <text:p text:style-name="P3">Kierunek:<text:tab/>informatyka</text:p>
      <text:p text:style-name="P3">Rok akademicki:<text:tab/>2021/2022</text:p>
      <text:p text:style-name="P3">Poziom i semestr:<text:tab/>I/4</text:p>
      <text:p text:style-name="P1">Tryb studiów:<text:tab/>stacjonarne</text:p>
      <text:list xml:id="list2685983908" text:style-name="WWNum23">
        <text:list-item text:start-value="1">
          <text:p text:style-name="P13">Spis treści</text:p>
        </text:list-item>
      </text:list>
      <text:p text:style-name="P4"><text:a xlink:type="simple" xlink:href="#_Toc1976793" office:target-frame-name="_top" xlink:show="replace" text:style-name="Internet_20_link" text:visited-style-name="Visited_20_Internet_20_Link">2</text:a><text:a xlink:type="simple" xlink:href="#_Toc1976793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793" office:target-frame-name="_top" xlink:show="replace" text:style-name="Internet_20_link" text:visited-style-name="Visited_20_Internet_20_Link">Odnośniki do innych źródeł</text:a><text:a xlink:type="simple" xlink:href="#_Toc1976793" office:target-frame-name="_top" xlink:show="replace" text:style-name="Internet_20_link" text:visited-style-name="Visited_20_Internet_20_Link"><text:tab/>4</text:a></text:p>
      <text:p text:style-name="P4"><text:a xlink:type="simple" xlink:href="#_Toc1976794" office:target-frame-name="_top" xlink:show="replace" text:style-name="Internet_20_link" text:visited-style-name="Visited_20_Internet_20_Link">3</text:a><text:a xlink:type="simple" xlink:href="#_Toc1976794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794" office:target-frame-name="_top" xlink:show="replace" text:style-name="Internet_20_link" text:visited-style-name="Visited_20_Internet_20_Link">Słownik pojęć</text:a><text:a xlink:type="simple" xlink:href="#_Toc1976794" office:target-frame-name="_top" xlink:show="replace" text:style-name="Internet_20_link" text:visited-style-name="Visited_20_Internet_20_Link"><text:tab/>5</text:a></text:p>
      <text:p text:style-name="P4"><text:a xlink:type="simple" xlink:href="#_Toc1976795" office:target-frame-name="_top" xlink:show="replace" text:style-name="Internet_20_link" text:visited-style-name="Visited_20_Internet_20_Link">4</text:a><text:a xlink:type="simple" xlink:href="#_Toc1976795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795" office:target-frame-name="_top" xlink:show="replace" text:style-name="Internet_20_link" text:visited-style-name="Visited_20_Internet_20_Link">Wprowadzenie</text:a><text:a xlink:type="simple" xlink:href="#_Toc1976795" office:target-frame-name="_top" xlink:show="replace" text:style-name="Internet_20_link" text:visited-style-name="Visited_20_Internet_20_Link"><text:tab/> <text:s text:c="2"/>6</text:a></text:p>
      <text:p text:style-name="P5"><text:a xlink:type="simple" xlink:href="#_Toc1976796" office:target-frame-name="_top" xlink:show="replace" text:style-name="Internet_20_link" text:visited-style-name="Visited_20_Internet_20_Link">4.1</text:a><text:a xlink:type="simple" xlink:href="#_Toc1976796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796" office:target-frame-name="_top" xlink:show="replace" text:style-name="Internet_20_link" text:visited-style-name="Visited_20_Internet_20_Link">Cel dokumentacji</text:a><text:a xlink:type="simple" xlink:href="#_Toc1976796" office:target-frame-name="_top" xlink:show="replace" text:style-name="Internet_20_link" text:visited-style-name="Visited_20_Internet_20_Link"><text:tab/>6</text:a></text:p>
      <text:p text:style-name="P5"><text:a xlink:type="simple" xlink:href="#_Toc1976797" office:target-frame-name="_top" xlink:show="replace" text:style-name="Internet_20_link" text:visited-style-name="Visited_20_Internet_20_Link">4.2</text:a><text:a xlink:type="simple" xlink:href="#_Toc1976797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797" office:target-frame-name="_top" xlink:show="replace" text:style-name="Internet_20_link" text:visited-style-name="Visited_20_Internet_20_Link">Przeznaczenie dokumentacji</text:a><text:a xlink:type="simple" xlink:href="#_Toc1976797" office:target-frame-name="_top" xlink:show="replace" text:style-name="Internet_20_link" text:visited-style-name="Visited_20_Internet_20_Link"><text:tab/>6</text:a></text:p>
      <text:p text:style-name="P5"><text:a xlink:type="simple" xlink:href="#_Toc1976798" office:target-frame-name="_top" xlink:show="replace" text:style-name="Internet_20_link" text:visited-style-name="Visited_20_Internet_20_Link">4.3</text:a><text:a xlink:type="simple" xlink:href="#_Toc1976798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798" office:target-frame-name="_top" xlink:show="replace" text:style-name="Internet_20_link" text:visited-style-name="Visited_20_Internet_20_Link">Opis organizacji lub analiza rynku</text:a><text:a xlink:type="simple" xlink:href="#_Toc1976798" office:target-frame-name="_top" xlink:show="replace" text:style-name="Internet_20_link" text:visited-style-name="Visited_20_Internet_20_Link"><text:tab/>6</text:a></text:p>
      <text:p text:style-name="P5"><text:a xlink:type="simple" xlink:href="#_Toc1976799" office:target-frame-name="_top" xlink:show="replace" text:style-name="Internet_20_link" text:visited-style-name="Visited_20_Internet_20_Link">4.4</text:a><text:a xlink:type="simple" xlink:href="#_Toc1976799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799" office:target-frame-name="_top" xlink:show="replace" text:style-name="Internet_20_link" text:visited-style-name="Visited_20_Internet_20_Link">Analiza SWOT organizacji</text:a><text:a xlink:type="simple" xlink:href="#_Toc1976799" office:target-frame-name="_top" xlink:show="replace" text:style-name="Internet_20_link" text:visited-style-name="Visited_20_Internet_20_Link"><text:tab/>6</text:a></text:p>
      <text:p text:style-name="P4"><text:a xlink:type="simple" xlink:href="#_Toc1976800" office:target-frame-name="_top" xlink:show="replace" text:style-name="Internet_20_link" text:visited-style-name="Visited_20_Internet_20_Link">5</text:a><text:a xlink:type="simple" xlink:href="#_Toc1976800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00" office:target-frame-name="_top" xlink:show="replace" text:style-name="Internet_20_link" text:visited-style-name="Visited_20_Internet_20_Link">Specyfikacja wymagań</text:a><text:a xlink:type="simple" xlink:href="#_Toc1976800" office:target-frame-name="_top" xlink:show="replace" text:style-name="Internet_20_link" text:visited-style-name="Visited_20_Internet_20_Link"><text:tab/>7</text:a></text:p>
      <text:p text:style-name="P5"><text:a xlink:type="simple" xlink:href="#_Toc1976801" office:target-frame-name="_top" xlink:show="replace" text:style-name="Internet_20_link" text:visited-style-name="Visited_20_Internet_20_Link">5.1</text:a><text:a xlink:type="simple" xlink:href="#_Toc1976801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01" office:target-frame-name="_top" xlink:show="replace" text:style-name="Internet_20_link" text:visited-style-name="Visited_20_Internet_20_Link">Charakterystyka ogólna</text:a><text:a xlink:type="simple" xlink:href="#_Toc1976801" office:target-frame-name="_top" xlink:show="replace" text:style-name="Internet_20_link" text:visited-style-name="Visited_20_Internet_20_Link"><text:tab/>7</text:a></text:p>
      <text:p text:style-name="P5"><text:a xlink:type="simple" xlink:href="#_Toc1976802" office:target-frame-name="_top" xlink:show="replace" text:style-name="Internet_20_link" text:visited-style-name="Visited_20_Internet_20_Link">5.2</text:a><text:a xlink:type="simple" xlink:href="#_Toc1976802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02" office:target-frame-name="_top" xlink:show="replace" text:style-name="Internet_20_link" text:visited-style-name="Visited_20_Internet_20_Link">Wymagania funkcjonalne</text:a><text:a xlink:type="simple" xlink:href="#_Toc1976802" office:target-frame-name="_top" xlink:show="replace" text:style-name="Internet_20_link" text:visited-style-name="Visited_20_Internet_20_Link"><text:tab/>7</text:a></text:p>
      <text:p text:style-name="P5"><text:a xlink:type="simple" xlink:href="#_Toc1976803" office:target-frame-name="_top" xlink:show="replace" text:style-name="Internet_20_link" text:visited-style-name="Visited_20_Internet_20_Link">5.3</text:a><text:a xlink:type="simple" xlink:href="#_Toc1976803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03" office:target-frame-name="_top" xlink:show="replace" text:style-name="Internet_20_link" text:visited-style-name="Visited_20_Internet_20_Link">Wymagania niefunkcjonalne</text:a><text:a xlink:type="simple" xlink:href="#_Toc1976803" office:target-frame-name="_top" xlink:show="replace" text:style-name="Internet_20_link" text:visited-style-name="Visited_20_Internet_20_Link"><text:tab/>8</text:a></text:p>
      <text:p text:style-name="P4"><text:a xlink:type="simple" xlink:href="#_Toc1976804" office:target-frame-name="_top" xlink:show="replace" text:style-name="Internet_20_link" text:visited-style-name="Visited_20_Internet_20_Link">6</text:a><text:a xlink:type="simple" xlink:href="#_Toc1976804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04" office:target-frame-name="_top" xlink:show="replace" text:style-name="Internet_20_link" text:visited-style-name="Visited_20_Internet_20_Link">Zarządzanie projektem</text:a><text:a xlink:type="simple" xlink:href="#_Toc1976804" office:target-frame-name="_top" xlink:show="replace" text:style-name="Internet_20_link" text:visited-style-name="Visited_20_Internet_20_Link"><text:tab/>9</text:a></text:p>
      <text:p text:style-name="P5"><text:a xlink:type="simple" xlink:href="#_Toc1976805" office:target-frame-name="_top" xlink:show="replace" text:style-name="Internet_20_link" text:visited-style-name="Visited_20_Internet_20_Link">6.1</text:a><text:a xlink:type="simple" xlink:href="#_Toc1976805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05" office:target-frame-name="_top" xlink:show="replace" text:style-name="Internet_20_link" text:visited-style-name="Visited_20_Internet_20_Link">Zasoby ludzkie</text:a><text:a xlink:type="simple" xlink:href="#_Toc1976805" office:target-frame-name="_top" xlink:show="replace" text:style-name="Internet_20_link" text:visited-style-name="Visited_20_Internet_20_Link"><text:tab/>9</text:a></text:p>
      <text:p text:style-name="P5"><text:a xlink:type="simple" xlink:href="#_Toc1976806" office:target-frame-name="_top" xlink:show="replace" text:style-name="Internet_20_link" text:visited-style-name="Visited_20_Internet_20_Link">6.2</text:a><text:a xlink:type="simple" xlink:href="#_Toc1976806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06" office:target-frame-name="_top" xlink:show="replace" text:style-name="Internet_20_link" text:visited-style-name="Visited_20_Internet_20_Link">Harmonogram prac</text:a><text:a xlink:type="simple" xlink:href="#_Toc1976806" office:target-frame-name="_top" xlink:show="replace" text:style-name="Internet_20_link" text:visited-style-name="Visited_20_Internet_20_Link"><text:tab/>9</text:a></text:p>
      <text:p text:style-name="P5"><text:a xlink:type="simple" xlink:href="#_Toc1976807" office:target-frame-name="_top" xlink:show="replace" text:style-name="Internet_20_link" text:visited-style-name="Visited_20_Internet_20_Link">6.3</text:a><text:a xlink:type="simple" xlink:href="#_Toc1976807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07" office:target-frame-name="_top" xlink:show="replace" text:style-name="Internet_20_link" text:visited-style-name="Visited_20_Internet_20_Link">Etapy/kamienie milowe projektu</text:a><text:a xlink:type="simple" xlink:href="#_Toc1976807" office:target-frame-name="_top" xlink:show="replace" text:style-name="Internet_20_link" text:visited-style-name="Visited_20_Internet_20_Link"><text:tab/>9</text:a></text:p>
      <text:p text:style-name="P4"><text:a xlink:type="simple" xlink:href="#_Toc1976808" office:target-frame-name="_top" xlink:show="replace" text:style-name="Internet_20_link" text:visited-style-name="Visited_20_Internet_20_Link">7</text:a><text:a xlink:type="simple" xlink:href="#_Toc1976808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08" office:target-frame-name="_top" xlink:show="replace" text:style-name="Internet_20_link" text:visited-style-name="Visited_20_Internet_20_Link">Zarządzanie ryzykiem</text:a><text:a xlink:type="simple" xlink:href="#_Toc1976808" office:target-frame-name="_top" xlink:show="replace" text:style-name="Internet_20_link" text:visited-style-name="Visited_20_Internet_20_Link"><text:tab/>10</text:a></text:p>
      <text:p text:style-name="P5"><text:a xlink:type="simple" xlink:href="#_Toc1976809" office:target-frame-name="_top" xlink:show="replace" text:style-name="Internet_20_link" text:visited-style-name="Visited_20_Internet_20_Link">7.1</text:a><text:a xlink:type="simple" xlink:href="#_Toc1976809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09" office:target-frame-name="_top" xlink:show="replace" text:style-name="Internet_20_link" text:visited-style-name="Visited_20_Internet_20_Link">Lista czynników ryzyka</text:a><text:a xlink:type="simple" xlink:href="#_Toc1976809" office:target-frame-name="_top" xlink:show="replace" text:style-name="Internet_20_link" text:visited-style-name="Visited_20_Internet_20_Link"><text:tab/>10</text:a></text:p>
      <text:p text:style-name="P5"><text:a xlink:type="simple" xlink:href="#_Toc1976810" office:target-frame-name="_top" xlink:show="replace" text:style-name="Internet_20_link" text:visited-style-name="Visited_20_Internet_20_Link">7.2</text:a><text:a xlink:type="simple" xlink:href="#_Toc1976810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10" office:target-frame-name="_top" xlink:show="replace" text:style-name="Internet_20_link" text:visited-style-name="Visited_20_Internet_20_Link">Ocena ryzyka</text:a><text:a xlink:type="simple" xlink:href="#_Toc1976810" office:target-frame-name="_top" xlink:show="replace" text:style-name="Internet_20_link" text:visited-style-name="Visited_20_Internet_20_Link"><text:tab/>10</text:a></text:p>
      <text:p text:style-name="P5"><text:a xlink:type="simple" xlink:href="#_Toc1976811" office:target-frame-name="_top" xlink:show="replace" text:style-name="Internet_20_link" text:visited-style-name="Visited_20_Internet_20_Link">7.3</text:a><text:a xlink:type="simple" xlink:href="#_Toc1976811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11" office:target-frame-name="_top" xlink:show="replace" text:style-name="Internet_20_link" text:visited-style-name="Visited_20_Internet_20_Link">Plan reakcji na ryzyko</text:a><text:a xlink:type="simple" xlink:href="#_Toc1976811" office:target-frame-name="_top" xlink:show="replace" text:style-name="Internet_20_link" text:visited-style-name="Visited_20_Internet_20_Link"><text:tab/>10</text:a></text:p>
      <text:p text:style-name="P4"><text:a xlink:type="simple" xlink:href="#_Toc1976812" office:target-frame-name="_top" xlink:show="replace" text:style-name="Internet_20_link" text:visited-style-name="Visited_20_Internet_20_Link">8</text:a><text:a xlink:type="simple" xlink:href="#_Toc1976812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12" office:target-frame-name="_top" xlink:show="replace" text:style-name="Internet_20_link" text:visited-style-name="Visited_20_Internet_20_Link">Zarządzanie jakością</text:a><text:a xlink:type="simple" xlink:href="#_Toc1976812" office:target-frame-name="_top" xlink:show="replace" text:style-name="Internet_20_link" text:visited-style-name="Visited_20_Internet_20_Link"><text:tab/>11</text:a></text:p>
      <text:p text:style-name="P5"><text:a xlink:type="simple" xlink:href="#_Toc1976813" office:target-frame-name="_top" xlink:show="replace" text:style-name="Internet_20_link" text:visited-style-name="Visited_20_Internet_20_Link">8.1</text:a><text:a xlink:type="simple" xlink:href="#_Toc1976813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13" office:target-frame-name="_top" xlink:show="replace" text:style-name="Internet_20_link" text:visited-style-name="Visited_20_Internet_20_Link">Scenariusze i przypadki testowe</text:a><text:a xlink:type="simple" xlink:href="#_Toc1976813" office:target-frame-name="_top" xlink:show="replace" text:style-name="Internet_20_link" text:visited-style-name="Visited_20_Internet_20_Link"><text:tab/>11</text:a></text:p>
      <text:p text:style-name="P4"><text:a xlink:type="simple" xlink:href="#_Toc1976814" office:target-frame-name="_top" xlink:show="replace" text:style-name="Internet_20_link" text:visited-style-name="Visited_20_Internet_20_Link">9</text:a><text:a xlink:type="simple" xlink:href="#_Toc1976814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14" office:target-frame-name="_top" xlink:show="replace" text:style-name="Internet_20_link" text:visited-style-name="Visited_20_Internet_20_Link">Projekt techniczny</text:a><text:a xlink:type="simple" xlink:href="#_Toc1976814" office:target-frame-name="_top" xlink:show="replace" text:style-name="Internet_20_link" text:visited-style-name="Visited_20_Internet_20_Link"><text:tab/>12</text:a></text:p>
      <text:p text:style-name="P5"><text:a xlink:type="simple" xlink:href="#_Toc1976815" office:target-frame-name="_top" xlink:show="replace" text:style-name="Internet_20_link" text:visited-style-name="Visited_20_Internet_20_Link">9.1</text:a><text:a xlink:type="simple" xlink:href="#_Toc1976815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15" office:target-frame-name="_top" xlink:show="replace" text:style-name="Internet_20_link" text:visited-style-name="Visited_20_Internet_20_Link">Opis architektury systemu</text:a><text:a xlink:type="simple" xlink:href="#_Toc1976815" office:target-frame-name="_top" xlink:show="replace" text:style-name="Internet_20_link" text:visited-style-name="Visited_20_Internet_20_Link"><text:tab/>12</text:a></text:p>
      <text:p text:style-name="P5"><text:a xlink:type="simple" xlink:href="#_Toc1976816" office:target-frame-name="_top" xlink:show="replace" text:style-name="Internet_20_link" text:visited-style-name="Visited_20_Internet_20_Link">9.2</text:a><text:a xlink:type="simple" xlink:href="#_Toc1976816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16" office:target-frame-name="_top" xlink:show="replace" text:style-name="Internet_20_link" text:visited-style-name="Visited_20_Internet_20_Link">Technologie implementacji systemu</text:a><text:a xlink:type="simple" xlink:href="#_Toc1976816" office:target-frame-name="_top" xlink:show="replace" text:style-name="Internet_20_link" text:visited-style-name="Visited_20_Internet_20_Link"><text:tab/>12</text:a></text:p>
      <text:p text:style-name="P5"><text:a xlink:type="simple" xlink:href="#_Toc1976817" office:target-frame-name="_top" xlink:show="replace" text:style-name="Internet_20_link" text:visited-style-name="Visited_20_Internet_20_Link">9.3</text:a><text:a xlink:type="simple" xlink:href="#_Toc1976817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17" office:target-frame-name="_top" xlink:show="replace" text:style-name="Internet_20_link" text:visited-style-name="Visited_20_Internet_20_Link">Diagramy UML</text:a><text:a xlink:type="simple" xlink:href="#_Toc1976817" office:target-frame-name="_top" xlink:show="replace" text:style-name="Internet_20_link" text:visited-style-name="Visited_20_Internet_20_Link"><text:tab/>12</text:a></text:p>
      <text:p text:style-name="P5"><text:a xlink:type="simple" xlink:href="#_Toc1976818" office:target-frame-name="_top" xlink:show="replace" text:style-name="Internet_20_link" text:visited-style-name="Visited_20_Internet_20_Link">9.4</text:a><text:a xlink:type="simple" xlink:href="#_Toc1976818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18" office:target-frame-name="_top" xlink:show="replace" text:style-name="Internet_20_link" text:visited-style-name="Visited_20_Internet_20_Link">Charakterystyka zastosowanych wzorców projektowych</text:a><text:a xlink:type="simple" xlink:href="#_Toc1976818" office:target-frame-name="_top" xlink:show="replace" text:style-name="Internet_20_link" text:visited-style-name="Visited_20_Internet_20_Link"><text:tab/>12</text:a></text:p>
      <text:p text:style-name="P5"><text:a xlink:type="simple" xlink:href="#_Toc1976819" office:target-frame-name="_top" xlink:show="replace" text:style-name="Internet_20_link" text:visited-style-name="Visited_20_Internet_20_Link">9.5</text:a><text:a xlink:type="simple" xlink:href="#_Toc1976819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19" office:target-frame-name="_top" xlink:show="replace" text:style-name="Internet_20_link" text:visited-style-name="Visited_20_Internet_20_Link">Projekt bazy danych</text:a><text:a xlink:type="simple" xlink:href="#_Toc1976819" office:target-frame-name="_top" xlink:show="replace" text:style-name="Internet_20_link" text:visited-style-name="Visited_20_Internet_20_Link"><text:tab/>12</text:a></text:p>
      <text:p text:style-name="P5"><text:a xlink:type="simple" xlink:href="#_Toc1976820" office:target-frame-name="_top" xlink:show="replace" text:style-name="Internet_20_link" text:visited-style-name="Visited_20_Internet_20_Link">9.6</text:a><text:a xlink:type="simple" xlink:href="#_Toc1976820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20" office:target-frame-name="_top" xlink:show="replace" text:style-name="Internet_20_link" text:visited-style-name="Visited_20_Internet_20_Link">Projekt interfejsu użytkownika</text:a><text:a xlink:type="simple" xlink:href="#_Toc1976820" office:target-frame-name="_top" xlink:show="replace" text:style-name="Internet_20_link" text:visited-style-name="Visited_20_Internet_20_Link"><text:tab/>12</text:a></text:p>
      <text:p text:style-name="P5"><text:a xlink:type="simple" xlink:href="#_Toc1976821" office:target-frame-name="_top" xlink:show="replace" text:style-name="Internet_20_link" text:visited-style-name="Visited_20_Internet_20_Link">9.7</text:a><text:a xlink:type="simple" xlink:href="#_Toc1976821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21" office:target-frame-name="_top" xlink:show="replace" text:style-name="Internet_20_link" text:visited-style-name="Visited_20_Internet_20_Link">Procedura wdrożenia</text:a><text:a xlink:type="simple" xlink:href="#_Toc1976821" office:target-frame-name="_top" xlink:show="replace" text:style-name="Internet_20_link" text:visited-style-name="Visited_20_Internet_20_Link"><text:tab/>13</text:a></text:p>
      <text:p text:style-name="P6"><text:a xlink:type="simple" xlink:href="#_Toc1976822" office:target-frame-name="_top" xlink:show="replace" text:style-name="Internet_20_link" text:visited-style-name="Visited_20_Internet_20_Link">10</text:a><text:a xlink:type="simple" xlink:href="#_Toc1976822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22" office:target-frame-name="_top" xlink:show="replace" text:style-name="Internet_20_link" text:visited-style-name="Visited_20_Internet_20_Link">Dokumentacja dla użytkownika</text:a><text:a xlink:type="simple" xlink:href="#_Toc1976822" office:target-frame-name="_top" xlink:show="replace" text:style-name="Internet_20_link" text:visited-style-name="Visited_20_Internet_20_Link"><text:tab/>14</text:a></text:p>
      <text:p text:style-name="P6"><text:a xlink:type="simple" xlink:href="#_Toc1976823" office:target-frame-name="_top" xlink:show="replace" text:style-name="Internet_20_link" text:visited-style-name="Visited_20_Internet_20_Link">11</text:a><text:a xlink:type="simple" xlink:href="#_Toc1976823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23" office:target-frame-name="_top" xlink:show="replace" text:style-name="Internet_20_link" text:visited-style-name="Visited_20_Internet_20_Link">Podsumowanie</text:a><text:a xlink:type="simple" xlink:href="#_Toc1976823" office:target-frame-name="_top" xlink:show="replace" text:style-name="Internet_20_link" text:visited-style-name="Visited_20_Internet_20_Link"><text:tab/>15</text:a></text:p>
      <text:p text:style-name="P5"><text:a xlink:type="simple" xlink:href="#_Toc1976824" office:target-frame-name="_top" xlink:show="replace" text:style-name="Internet_20_link" text:visited-style-name="Visited_20_Internet_20_Link">11.1</text:a><text:a xlink:type="simple" xlink:href="#_Toc1976824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24" office:target-frame-name="_top" xlink:show="replace" text:style-name="Internet_20_link" text:visited-style-name="Visited_20_Internet_20_Link">Szczegółowe nakłady projektowe członków zespołu</text:a><text:a xlink:type="simple" xlink:href="#_Toc1976824" office:target-frame-name="_top" xlink:show="replace" text:style-name="Internet_20_link" text:visited-style-name="Visited_20_Internet_20_Link"><text:tab/>15</text:a></text:p>
      <text:p text:style-name="P6"><text:a xlink:type="simple" xlink:href="#_Toc1976825" office:target-frame-name="_top" xlink:show="replace" text:style-name="Internet_20_link" text:visited-style-name="Visited_20_Internet_20_Link">12</text:a><text:a xlink:type="simple" xlink:href="#_Toc1976825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25" office:target-frame-name="_top" xlink:show="replace" text:style-name="Internet_20_link" text:visited-style-name="Visited_20_Internet_20_Link">Inne informacje</text:a><text:a xlink:type="simple" xlink:href="#_Toc1976825" office:target-frame-name="_top" xlink:show="replace" text:style-name="Internet_20_link" text:visited-style-name="Visited_20_Internet_20_Link"><text:tab/>16</text:a></text:p>
      <text:h text:style-name="Heading_20_1" text:outline-level="1">2 <text:s text:c="3"/>Odnośniki do innych źródeł</text:h>
      <text:p text:style-name="Standard">tj. do wykorzystywanych narzędzi / projektów w tych narzędziach</text:p>
      <text:list xml:id="list4135057268" text:style-name="WWNum22">
        <text:list-item>
          <text:list>
            <text:list-item>
              <text:p text:style-name="P9">Zarządzania projektem – Jira, Trello, itp.</text:p>
            </text:list-item>
            <text:list-item>
              <text:p text:style-name="P9">Wersjonowanie kodu – sugerowany Git (hosting np. na Bitbucket lub Github), ew. SVN</text:p>
            </text:list-item>
            <text:list-item>
              <text:p text:style-name="P10">System obsługi defektów – np. Bitbucket, Github, Bugzilla.</text:p>
            </text:list-item>
          </text:list>
        </text:list-item>
      </text:list>
      <text:p text:style-name="P2">Link do repozytorium.</text:p>
      <text:h text:style-name="Heading_20_1" text:outline-level="1">3 <text:s text:c="2"/><text:bookmark-start text:name="_Toc1976794"/>Słownik pojęć<text:bookmark-end text:name="_Toc1976794"/></text:h>
      <text:p text:style-name="P1">Tabela lub lista z pojęciami, które wymagają wyjaśnienia, wraz z tymi wyjaśnieniami – w szczególności synonimy różnych pojęć używanych w dokumentacji.</text:p>
      <text:h text:style-name="Heading_20_1" text:outline-level="1">4 <text:s/><text:bookmark-start text:name="_Toc1976795"/>Wprowadzenie<text:bookmark-end text:name="_Toc1976795"/></text:h>
      <text:h text:style-name="Heading_20_2" text:outline-level="2">4.1 <text:s/><text:bookmark-start text:name="_Toc1976796"/>Cel dokumentacji<text:bookmark-end text:name="_Toc1976796"/></text:h>
      <text:p text:style-name="Standard">Dla szkoły językowej. Zawiera grupy uczniów, nauczycieli, księgowa, planista</text:p>
      <text:p text:style-name="Standard"/>
      <text:h text:style-name="Heading_20_2" text:outline-level="2">4.2 <text:s/><text:bookmark-start text:name="_Toc1976797"/>Przeznaczenie dokumentacji<text:bookmark-end text:name="_Toc1976797"/></text:h>
      <text:p text:style-name="Standard">Dla pracowników i klientów.</text:p>
      <text:p text:style-name="Standard"/>
      <text:h text:style-name="Heading_20_2" text:outline-level="2">4.3 <text:s/><text:bookmark-start text:name="_Toc1976798"/>Opis organizacji lub analiza rynku<text:bookmark-end text:name="_Toc1976798"/></text:h>
      <text:p text:style-name="Standard">Na rynek polski. System przydatny dla szkół. Szkoły od 3 do 1000 użytkowników. Grupa jedno rodna. Bezpieczny rynek.</text:p>
      <text:list xml:id="list112324235874056" text:continue-numbering="true" text:style-name="WWNum22">
        <text:list-item>
          <text:p text:style-name="P9">Jeśli na masowy rynek: Pobieżna analiza rynku. Dla kogo będzie przydatny taki system. Ile jest organizacji, które będą mogły z niego skorzystać, użytkowników w poszczególnych organizacjach. Czy te organizacje stanowią jednorodną grupę czy są różne rodzaje. Co one mają ze sobą wspólnego. Jak ta liczba będzie się zmieniała w najbliższej przyszłości.</text:p>
        </text:list-item>
      </text:list>
      <text:h text:style-name="Heading_20_2" text:outline-level="2"><text:bookmark-start text:name="_Toc1976799"/>Analiza SWOT organizacji<text:bookmark-end text:name="_Toc1976799"/></text:h>
      <text:list xml:id="list1918641542" text:style-name="WWNum25">
        <text:list-item>
          <text:p text:style-name="P11">jeśli system na masowy rynek:</text:p>
          <text:list>
            <text:list-item>
              <text:p text:style-name="P11">Szanse:</text:p>
              <text:list>
                <text:list-item>
                  <text:p text:style-name="P12">Zwiększenie znajomości innych języków,</text:p>
                </text:list-item>
                <text:list-item>
                  <text:p text:style-name="P12">Prywatyzacja systemu nauczania,</text:p>
                </text:list-item>
              </text:list>
            </text:list-item>
            <text:list-item>
              <text:p text:style-name="P11">Zagrożenia:</text:p>
              <text:list>
                <text:list-item>
                  <text:p text:style-name="P12">Zmniejszenie rynku dla szkół językowych,</text:p>
                </text:list-item>
              </text:list>
            </text:list-item>
          </text:list>
        </text:list-item>
      </text:list>
      <text:p text:style-name="P17"/>
      <text:p text:style-name="P17"/>
      <text:h text:style-name="P14" text:outline-level="1"><text:span text:style-name="T5">5. </text:span><text:bookmark-start text:name="_Toc1976800"/><text:span text:style-name="T4">Specyfikacja wymagań</text:span><text:bookmark-end text:name="_Toc1976800"/></text:h>
      <text:h text:style-name="P15" text:outline-level="2"><text:span text:style-name="T7">5.1 </text:span><text:bookmark-start text:name="_Toc1976801"/><text:span text:style-name="T4">Charakterystyka ogólna</text:span><text:bookmark-end text:name="_Toc1976801"/></text:h>
      <text:h text:style-name="P16" text:outline-level="3"><text:span text:style-name="T7">5.1.1 </text:span><text:span text:style-name="T4">Definicja produktu</text:span></text:h>
      <text:p text:style-name="P19">Tounge, elektroniczny dziennik.</text:p>
      <text:h text:style-name="P16" text:outline-level="3"><text:span text:style-name="T7">5.1.2 </text:span><text:span text:style-name="T4">Podstawowe założenia</text:span></text:h>
      <text:p text:style-name="P20">System służy do zdalnego zarządzania szkołą językową, wpisywania ocen, przekazywania informacji o danym dniu lekcyjnym, zaznaczanie obecności. </text:p>
      <text:h text:style-name="P16" text:outline-level="3"><text:span text:style-name="T7">5.1.3 </text:span><text:span text:style-name="T4">Cel biznesowy</text:span></text:h>
      <text:p text:style-name="P20">Ułatwi<text:span text:style-name="T13">enie</text:span> dostęp<text:span text:style-name="T14">u</text:span> do informacji uczniom i nauczycielom. Zlikwidowanie papierowego dziennika. Unowocześnienie systemu edukacji.</text:p>
      <text:h text:style-name="P16" text:outline-level="3"><text:span text:style-name="T7">5.1.4 </text:span><text:span text:style-name="T4">Użytkownicy</text:span></text:h>
      <text:p text:style-name="P21"><text:span text:style-name="T2">1.</text:span>Uczeń,</text:p>
      <text:p text:style-name="P21"><text:span text:style-name="T2">2.</text:span>Nauczyciel,</text:p>
      <text:p text:style-name="P22">3.<text:span text:style-name="T9">Księgowa/</text:span><text:span text:style-name="T10">y</text:span><text:span text:style-name="T9">,</text:span></text:p>
      <text:p text:style-name="P22"><text:span text:style-name="T9">4.Planista/ka</text:span></text:p>
      <text:p text:style-name="P21"/>
      <text:h text:style-name="P16" text:outline-level="3"><text:span text:style-name="T7">5.1.5 </text:span><text:bookmark-start text:name="_Ref413828438"/><text:span text:style-name="T4">Korzyści z systemu</text:span><text:bookmark-end text:name="_Ref413828438"/></text:h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B"/>
        <table:table-column table:style-name="Tabela1.C"/>
        <table:table-row table:style-name="TableLine1709001381072">
          <table:table-cell table:style-name="Tabela1.A1" office:value-type="string">
            <text:p text:style-name="P29"/>
          </table:table-cell>
          <table:table-cell table:style-name="Tabela1.A1" office:value-type="string">
            <text:p text:style-name="P27">Uczeń</text:p>
          </table:table-cell>
          <table:table-cell table:style-name="Tabela1.A1" office:value-type="string">
            <text:p text:style-name="P27">Nauczyciel</text:p>
          </table:table-cell>
          <table:table-cell table:style-name="Tabela1.A1" office:value-type="string">
            <text:p text:style-name="P28">Księgowa/<text:span text:style-name="T12">y</text:span></text:p>
          </table:table-cell>
          <table:table-cell table:style-name="Tabela1.E1" office:value-type="string">
            <text:p text:style-name="P23"><text:span text:style-name="T11">Planista/ka</text:span></text:p>
          </table:table-cell>
        </table:table-row>
        <table:table-row table:style-name="TableLine1709001381072">
          <table:table-cell table:style-name="Tabela1.A2" office:value-type="string">
            <text:p text:style-name="P30">Dostęp do planu lekcji</text:p>
          </table:table-cell>
          <table:table-cell table:style-name="Tabela1.A2" office:value-type="string">
            <text:p text:style-name="P30">X</text:p>
          </table:table-cell>
          <table:table-cell table:style-name="Tabela1.A2" office:value-type="string">
            <text:p text:style-name="P30">X</text:p>
          </table:table-cell>
          <table:table-cell table:style-name="Tabela1.A2" office:value-type="string">
            <text:p text:style-name="P30">X</text:p>
          </table:table-cell>
          <table:table-cell table:style-name="Tabela1.E2" office:value-type="string">
            <text:p text:style-name="P30">X</text:p>
          </table:table-cell>
        </table:table-row>
        <table:table-row table:style-name="TableLine1709001381072">
          <table:table-cell table:style-name="Tabela1.A3" office:value-type="string">
            <text:p text:style-name="P30">Wgląd do ocen</text:p>
          </table:table-cell>
          <table:table-cell table:style-name="Tabela1.A3" office:value-type="string">
            <text:p text:style-name="P30">X</text:p>
          </table:table-cell>
          <table:table-cell table:style-name="Tabela1.A3" office:value-type="string">
            <text:p text:style-name="P30">X</text:p>
          </table:table-cell>
          <table:table-cell table:style-name="Tabela1.A3" office:value-type="string">
            <text:p text:style-name="P29">-</text:p>
          </table:table-cell>
          <table:table-cell table:style-name="Tabela1.E3" office:value-type="string">
            <text:p text:style-name="P29">-</text:p>
          </table:table-cell>
        </table:table-row>
        <table:table-row table:style-name="TableLine1709001381072">
          <table:table-cell table:style-name="Tabela1.A2" office:value-type="string">
            <text:p text:style-name="P31">Edytowanie ocen</text:p>
          </table:table-cell>
          <table:table-cell table:style-name="Tabela1.A2" office:value-type="string">
            <text:p text:style-name="P29">-</text:p>
          </table:table-cell>
          <table:table-cell table:style-name="Tabela1.A2" office:value-type="string">
            <text:p text:style-name="P31">X</text:p>
          </table:table-cell>
          <table:table-cell table:style-name="Tabela1.A2" office:value-type="string">
            <text:p text:style-name="P29">-</text:p>
          </table:table-cell>
          <table:table-cell table:style-name="Tabela1.E2" office:value-type="string">
            <text:p text:style-name="P29">-</text:p>
          </table:table-cell>
        </table:table-row>
        <table:table-row table:style-name="TableLine1709001381072">
          <table:table-cell table:style-name="Tabela1.A3" office:value-type="string">
            <text:p text:style-name="P32">Edycja obecności</text:p>
          </table:table-cell>
          <table:table-cell table:style-name="Tabela1.A3" office:value-type="string">
            <text:p text:style-name="P29">-</text:p>
          </table:table-cell>
          <table:table-cell table:style-name="Tabela1.A3" office:value-type="string">
            <text:p text:style-name="P29">X</text:p>
          </table:table-cell>
          <table:table-cell table:style-name="Tabela1.A3" office:value-type="string">
            <text:p text:style-name="P29">-</text:p>
          </table:table-cell>
          <table:table-cell table:style-name="Tabela1.E3" office:value-type="string">
            <text:p text:style-name="P29">-</text:p>
          </table:table-cell>
        </table:table-row>
        <table:table-row table:style-name="TableLine1709001381072">
          <table:table-cell table:style-name="Tabela1.A2" office:value-type="string">
            <text:p text:style-name="P32">Zarządzanie planem lekcji</text:p>
          </table:table-cell>
          <table:table-cell table:style-name="Tabela1.A2" office:value-type="string">
            <text:p text:style-name="P29">-</text:p>
          </table:table-cell>
          <table:table-cell table:style-name="Tabela1.A2" office:value-type="string">
            <text:p text:style-name="P29">-</text:p>
          </table:table-cell>
          <table:table-cell table:style-name="Tabela1.A2" office:value-type="string">
            <text:p text:style-name="P29">-</text:p>
          </table:table-cell>
          <table:table-cell table:style-name="Tabela1.E2" office:value-type="string">
            <text:p text:style-name="P29">X</text:p>
          </table:table-cell>
        </table:table-row>
        <table:table-row table:style-name="TableLine1709001381072">
          <table:table-cell table:style-name="Tabela1.A3" office:value-type="string">
            <text:p text:style-name="P32">Zarządzanie finansami</text:p>
          </table:table-cell>
          <table:table-cell table:style-name="Tabela1.A3" office:value-type="string">
            <text:p text:style-name="P29">-</text:p>
          </table:table-cell>
          <table:table-cell table:style-name="Tabela1.A3" office:value-type="string">
            <text:p text:style-name="P29">-</text:p>
          </table:table-cell>
          <table:table-cell table:style-name="Tabela1.A3" office:value-type="string">
            <text:p text:style-name="P29">X</text:p>
          </table:table-cell>
          <table:table-cell table:style-name="Tabela1.E3" office:value-type="string">
            <text:p text:style-name="P29">-</text:p>
          </table:table-cell>
        </table:table-row>
      </table:table>
      <text:p text:style-name="P18"><text:span text:style-name="T4"/></text:p>
      <text:h text:style-name="P16" text:outline-level="3"><text:span text:style-name="T7">5.1.6 </text:span><text:span text:style-name="T4">Ograniczenia projektowe i wdrożeniowe</text:span></text:h>
      <text:list xml:id="list4043183050" text:style-name="L1">
        <text:list-item>
          <text:p text:style-name="P24"><text:span text:style-name="T4">Przechowywanie danych osobowych zgodnie z rozporządzeniem o ochronie danych osobowych RODO, </text:span><text:span text:style-name="T8">możliwość ukrycia danych osobowych.</text:span></text:p>
        </text:list-item>
        <text:list-item>
          <text:p text:style-name="P24"><text:span text:style-name="T4">Ograniczenie do systemu operacyjnego: Windows, Linux,</text:span></text:p>
        </text:list-item>
        <text:list-item>
          <text:p text:style-name="P24"><text:span text:style-name="T6">Ograniczenie do przeglądarek: Chrome, Mozilla Firefox, Opera.</text:span></text:p>
        </text:list-item>
        <text:list-item>
          <text:p text:style-name="P26"><text:span text:style-name="T4">Zabezpieczenia do konta: hasło oraz login, hasło generowane przez system z możliwością zmiany przez użytkownika,</text:span></text:p>
        </text:list-item>
        <text:list-item>
          <text:p text:style-name="P26"><text:span text:style-name="T4">Dane użytkowników przechowywane w bazie danych na serwerze zewnętrznym,</text:span></text:p>
        </text:list-item>
        <text:list-item>
          <text:p text:style-name="P25"><text:span text:style-name="T7">Komunikacja za pośrednictwem komunikatora e-mail przypisanego do konta użytkownika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charset="x-symbol"/>
    <style:font-face style:name="OpenSymbol1" svg:font-family="OpenSymbol" style:font-charset="x-symbol"/>
    <style:font-face style:name="Segoe UI" svg:font-family="'Segoe UI'" style:font-family-generic="swiss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" fo:font-size="12pt" fo:letter-spacing="normal" fo:language="pl" fo:country="PL" fo:font-style="normal" style:text-underline-style="none" fo:font-weight="normal" style:letter-kerning="true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" fo:font-size="12pt" fo:letter-spacing="normal" fo:language="pl" fo:country="PL" fo:font-style="normal" style:text-underline-style="none" fo:font-weight="normal" style:letter-kerning="true" fo:background-color="transparent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together="always" fo:hyphenation-ladder-count="no-limit" fo:break-before="page" fo:keep-with-next="always"/>
      <style:text-properties fo:font-size="16pt" fo:font-weight="bold" style:font-size-asian="16pt" style:font-weight-asian="bold" style:font-size-complex="16pt" style:font-weight-complex="bold" fo:hyphenate="false" loext:hyphenation-no-caps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hyphenation-ladder-count="no-limit" fo:keep-with-next="always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 fo:hyphenate="false" loext:hyphenation-no-caps="false"/>
    </style:style>
    <style:style style:name="Normalny" style:family="paragraph">
      <style:paragraph-properties fo:hyphenation-ladder-count="no-limit"/>
      <style:text-properties fo:hyphenate="false" loext:hyphenation-no-caps="false"/>
    </style:style>
    <style:style style:name="Subtitle" style:family="paragraph" style:parent-style-name="Standard" style:next-style-name="Standard" style:default-outline-level="2" style:list-style-name="" style:class="chapter">
      <style:paragraph-properties fo:margin-top="0cm" fo:margin-bottom="0.106cm" style:contextual-spacing="false" fo:text-align="center" style:justify-single-word="false" fo:hyphenation-ladder-count="no-limit"/>
      <style:text-properties style:font-name="Arial" fo:font-family="Arial" style:font-family-generic="swiss" style:font-pitch="variable" fo:hyphenate="false" loext:hyphenation-no-caps="false"/>
    </style:style>
    <style:style style:name="Title" style:family="paragraph" style:parent-style-name="Standard" style:next-style-name="Standard" style:default-outline-level="1" style:list-style-name="" style:class="chapter">
      <style:paragraph-properties fo:margin-top="0.423cm" fo:margin-bottom="0.106cm" style:contextual-spacing="false" fo:text-align="center" style:justify-single-word="false" fo:hyphenation-ladder-count="no-limit"/>
      <style:text-properties style:font-name="Arial" fo:font-family="Arial" style:font-family-generic="swiss" style:font-pitch="variable" fo:font-size="16pt" fo:font-weight="bold" style:font-size-asian="16pt" style:font-weight-asian="bold" style:font-size-complex="16pt" style:font-weight-complex="bold" fo:hyphenate="false" loext:hyphenation-no-caps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Standard" style:default-outline-level="1" style:list-style-name="" style:class="index">
      <style:paragraph-properties fo:hyphenation-ladder-count="no-limit"/>
      <style:text-properties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style:contextual-spacing="false" fo:hyphenation-ladder-count="no-limit"/>
      <style:text-properties fo:hyphenate="false" loext:hyphenation-no-caps="false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Akapit_20_z_20_listą" style:display-name="Akapit z listą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fo:font-size="14pt" fo:font-weight="bold" style:font-name-asian="F" style:font-family-generic-asian="system" style:font-pitch-asian="variable" style:font-size-asian="14pt" style:font-weight-asian="bold" style:font-size-complex="13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omyślna_20_czcionka_20_akapitu" style:display-name="Domyślna czcionka akapitu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ListLabel_20_25" style:display-name="ListLabel 25" style:family="text">
      <style:text-properties style:font-name-complex="Courier New" style:font-family-complex="'Courier New'" style:font-family-generic-complex="modern" style:font-pitch-complex="fixed"/>
    </style:style>
    <style:style style:name="ListLabel_20_26" style:display-name="ListLabel 26" style:family="text">
      <style:text-properties style:font-name-complex="Courier New" style:font-family-complex="'Courier New'" style:font-family-generic-complex="modern" style:font-pitch-complex="fixed"/>
    </style:style>
    <style:style style:name="ListLabel_20_27" style:display-name="ListLabel 27" style:family="text">
      <style:text-properties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Symbol" fo:font-family="Symbol" style:font-family-generic="roman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3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5%" style:num-format="1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6%" style:num-format="1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7%" style:num-format="1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8%" style:num-format="1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9%" style:num-format="1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bullet text:level="2" text:style-name="WW_5f_CharLFO2LVL2" loext:num-list-format="%2%" text:bullet-char="">
        <style:list-level-properties text:list-level-position-and-space-mode="label-alignment">
          <style:list-level-label-alignment text:label-followed-by="listtab" fo:text-indent="-0.762cm" fo:margin-left="1.397cm"/>
        </style:list-level-properties>
        <style:text-properties style:font-name="Symbol"/>
      </text:list-level-style-bullet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WW_5f_CharLFO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meta:creation-date>2022-03-20T21:36:00Z</meta:creation-date>
    <dc:date>2022-03-21T11:23:23.998000000</dc:date>
    <meta:editing-cycles>29</meta:editing-cycles>
    <meta:editing-duration>PT1H33M3S</meta:editing-duration>
    <meta:document-statistic meta:table-count="1" meta:image-count="0" meta:object-count="0" meta:page-count="6" meta:paragraph-count="121" meta:word-count="550" meta:character-count="3773" meta:non-whitespace-character-count="3344"/>
    <meta:template xlink:type="simple" xlink:actuate="onRequest" xlink:title="" xlink:href="Normal.dotm"/>
  </office:meta>
</office:document-meta>
</file>